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4e8b" officeooo:paragraph-rsid="00074e8b"/>
    </style:style>
    <style:style style:name="P2" style:family="paragraph" style:parent-style-name="Standard">
      <style:text-properties fo:font-size="10pt" officeooo:rsid="00074e8b" officeooo:paragraph-rsid="00074e8b" style:font-size-asian="10pt" style:font-size-complex="10pt"/>
    </style:style>
    <style:style style:name="P3" style:family="paragraph" style:parent-style-name="Standard">
      <style:text-properties style:font-name="sans-serif" fo:font-size="13.5pt" officeooo:rsid="00074e8b" officeooo:paragraph-rsid="00074e8b"/>
    </style:style>
    <style:style style:name="P4" style:family="paragraph" style:parent-style-name="Standard">
      <style:text-properties style:font-name="sans-serif" fo:font-size="13.5pt" officeooo:rsid="00074e8b" officeooo:paragraph-rsid="00074e8b" style:font-size-asian="10pt" style:font-size-complex="10pt"/>
    </style:style>
    <style:style style:name="P5" style:family="paragraph" style:parent-style-name="Standard">
      <style:text-properties style:font-name="sans-serif" fo:font-size="10pt" officeooo:rsid="00074e8b" officeooo:paragraph-rsid="00074e8b" style:font-size-asian="10pt" style:font-size-complex="10pt"/>
    </style:style>
    <style:style style:name="P6" style:family="paragraph" style:parent-style-name="Standard">
      <style:text-properties style:font-name="sans-serif" fo:font-size="12pt" officeooo:rsid="00074e8b" officeooo:paragraph-rsid="00074e8b" style:font-size-asian="12pt" style:font-size-complex="12pt"/>
    </style:style>
    <style:style style:name="P7" style:family="paragraph" style:parent-style-name="Standard">
      <style:text-properties style:font-name="sans-serif" fo:font-size="10pt" officeooo:rsid="00074e8b" officeooo:paragraph-rsid="00074e8b" style:font-size-asian="10pt" style:font-size-complex="10pt"/>
    </style:style>
    <style:style style:name="P8" style:family="paragraph" style:parent-style-name="Standard">
      <style:text-properties style:font-name="sans-serif" fo:font-size="12pt" officeooo:rsid="00074e8b" officeooo:paragraph-rsid="00074e8b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sans-serif" fo:font-size="12pt" officeooo:rsid="00074e8b" officeooo:paragraph-rsid="00074e8b" style:font-size-asian="12pt" style:font-size-complex="12pt"/>
    </style:style>
    <style:style style:name="P10" style:family="paragraph" style:parent-style-name="Standard">
      <style:text-properties style:font-name="sans-serif" fo:font-size="8pt" officeooo:rsid="00074e8b" officeooo:paragraph-rsid="00074e8b" style:font-size-asian="8pt" style:font-size-complex="8pt"/>
    </style:style>
    <style:style style:name="P11" style:family="paragraph" style:parent-style-name="Standard">
      <style:text-properties style:font-name="sans-serif" fo:font-size="8pt" officeooo:rsid="00074e8b" officeooo:paragraph-rsid="0010f750" style:font-size-asian="8pt" style:font-size-complex="8pt"/>
    </style:style>
    <style:style style:name="P12" style:family="paragraph" style:parent-style-name="Standard">
      <style:text-properties style:font-name="sans-serif" fo:font-size="8pt" officeooo:rsid="00074e8b" officeooo:paragraph-rsid="0010adb7" style:font-size-asian="8pt" style:font-size-complex="8pt"/>
    </style:style>
    <style:style style:name="P13" style:family="paragraph" style:parent-style-name="Standard">
      <style:text-properties style:font-name="sans-serif" fo:font-size="7pt" officeooo:rsid="00074e8b" officeooo:paragraph-rsid="00074e8b" style:font-size-asian="7pt" style:font-size-complex="7pt"/>
    </style:style>
    <style:style style:name="P14" style:family="paragraph" style:parent-style-name="Standard">
      <style:paragraph-properties fo:text-align="center" style:justify-single-word="false"/>
      <style:text-properties style:font-name="sans-serif" fo:font-size="9pt" officeooo:rsid="00074e8b" officeooo:paragraph-rsid="00074e8b" style:font-size-asian="9pt" style:font-size-complex="9pt"/>
    </style:style>
    <style:style style:name="P15" style:family="paragraph" style:parent-style-name="Standard">
      <style:paragraph-properties fo:text-align="justify" style:justify-single-word="false"/>
      <style:text-properties style:font-name="sans-serif" fo:font-size="9pt" officeooo:rsid="00074e8b" officeooo:paragraph-rsid="0019f574" style:font-size-asian="9pt" style:font-size-complex="9pt"/>
    </style:style>
    <style:style style:name="P16" style:family="paragraph" style:parent-style-name="Standard">
      <style:paragraph-properties fo:text-align="justify" style:justify-single-word="false"/>
      <style:text-properties style:font-name="sans-serif" fo:font-size="9pt" officeooo:rsid="00074e8b" officeooo:paragraph-rsid="001a6679" style:font-size-asian="9pt" style:font-size-complex="9pt"/>
    </style:style>
    <style:style style:name="P17" style:family="paragraph" style:parent-style-name="Standard">
      <style:paragraph-properties fo:text-align="justify" style:justify-single-word="false"/>
      <style:text-properties style:font-name="sans-serif" fo:font-size="9pt" officeooo:rsid="00074e8b" officeooo:paragraph-rsid="00074e8b" style:font-size-asian="9pt" style:font-size-complex="9pt"/>
    </style:style>
    <style:style style:name="P18" style:family="paragraph" style:parent-style-name="Standard">
      <style:paragraph-properties fo:text-align="justify" style:justify-single-word="false"/>
      <style:text-properties style:font-name="sans-serif" fo:font-size="9pt" officeooo:rsid="001d3502" officeooo:paragraph-rsid="001d3502" style:font-size-asian="9pt" style:font-size-complex="9pt"/>
    </style:style>
    <style:style style:name="P19" style:family="paragraph" style:parent-style-name="Standard">
      <style:text-properties fo:font-size="7pt" officeooo:rsid="00074e8b" officeooo:paragraph-rsid="0009bd95" style:font-size-asian="7pt" style:font-size-complex="7pt"/>
    </style:style>
    <style:style style:name="P20" style:family="paragraph" style:parent-style-name="Standard">
      <style:text-properties fo:font-size="8pt" officeooo:rsid="00074e8b" officeooo:paragraph-rsid="00074e8b" style:font-size-asian="8pt" style:font-size-complex="8pt"/>
    </style:style>
    <style:style style:name="T1" style:family="text">
      <style:text-properties style:font-name="sans-serif"/>
    </style:style>
    <style:style style:name="T2" style:family="text">
      <style:text-properties style:font-name="sans-serif" fo:font-size="13.5pt"/>
    </style:style>
    <style:style style:name="T3" style:family="text">
      <style:text-properties style:font-name="sans-serif" officeooo:rsid="000828b5"/>
    </style:style>
    <style:style style:name="T4" style:family="text">
      <style:text-properties officeooo:rsid="000828b5"/>
    </style:style>
    <style:style style:name="T5" style:family="text">
      <style:text-properties officeooo:rsid="001781ff"/>
    </style:style>
    <style:style style:name="T6" style:family="text">
      <style:text-properties officeooo:rsid="001a6679"/>
    </style:style>
    <style:style style:name="T7" style:family="text">
      <style:text-properties officeooo:rsid="001bf72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sta de Ex ddd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</text:p>
      <text:p text:style-name="P3">* <text:s/>exercícios obrigatórios</text:p>
      <text:p text:style-name="P3"/>
      <text:p text:style-name="P3"/>
      <text:p text:style-name="P1"><text:span text:style-name="T2">* 7 – A classe RandomQueue</text:span> <text:span text:style-name="T2">é uma Fila que retorna elementos aleatórios ao invés de sempre retornar o primeiro elemento. Crie a classe RandomQueue com os seguintes métodos:</text:span></text:p>
      <text:p text:style-name="P1"><text:span text:style-name="T2">class RandomQueue {</text:span> <text:span text:style-name="T2">RandomQueue() { } // Construtora </text:span>– <text:span text:style-name="T2">cria uma RandomQueue vazia</text:span> <text:span text:style-name="T2">bool IsEmpty() { } // Retorna true se a RandomQueue estiver vazia</text:span> <text:span text:style-name="T2">void Enqueue(Object item) { } // Adiciona um item</text:span> <text:span text:style-name="T2">Object Dequeue() { } // Remove e retorna um elemento aleatório da RandomQueue Object Sample() { } // Retorna um elemento aleatório sem removê-lo da RandomQueue}</text:span></text:p>
      <text:p text:style-name="P3"/>
      <text:p text:style-name="P20"><text:span text:style-name="T1">/* </text:span><text:span text:style-name="T3">Progra feito pro Eric Azevedo de Olievira</text:span><text:span text:style-name="T1">*/</text:span></text:p>
      <text:p text:style-name="P10">import java.util.Random;</text:p>
      <text:p text:style-name="P10"/>
      <text:p text:style-name="P10">class Celula{</text:p>
      <text:p text:style-name="P10"/>
      <text:p text:style-name="P10"><text:s text:c="2"/>public Object elemento; // elemento</text:p>
      <text:p text:style-name="P10"><text:s text:c="2"/>public Celula proximoElemento; // referencia do proximo elemento</text:p>
      <text:p text:style-name="P10"/>
      <text:p text:style-name="P10"><text:s text:c="6"/>/*contrutorsem passagem de paramentro*/</text:p>
      <text:p text:style-name="P10"><text:s text:c="6"/>public Celula(){</text:p>
      <text:p text:style-name="P10"><text:s text:c="10"/>this(null);</text:p>
      <text:p text:style-name="P10"><text:s text:c="8"/>}</text:p>
      <text:p text:style-name="P10"/>
      <text:p text:style-name="P10"><text:s text:c="8"/>/* contrutor com a passagem de elemento*/</text:p>
      <text:p text:style-name="P10"><text:s text:c="6"/>public Celula(Object novoElemento){</text:p>
      <text:p text:style-name="P10"><text:s text:c="10"/>this.elemento = novoElemento;</text:p>
      <text:p text:style-name="P10"><text:s text:c="10"/>this.proximoElemento = null;</text:p>
      <text:p text:style-name="P10"><text:s text:c="8"/>}</text:p>
      <text:p text:style-name="P10">}</text:p>
      <text:p text:style-name="P10">/* fim class celula*/</text:p>
      <text:p text:style-name="P10"/>
      <text:p text:style-name="P10">/* inicio class lista Random */</text:p>
      <text:p text:style-name="P10">class RandomQueue <text:s/>{</text:p>
      <text:p text:style-name="P10"/>
      <text:p text:style-name="P10"><text:s text:c="2"/>private Celula primeiro;</text:p>
      <text:p text:style-name="P10"><text:s text:c="2"/>private Celula ultimo;</text:p>
      <text:p text:style-name="P10"/>
      <text:p text:style-name="P10">/* Contrutor*/</text:p>
      <text:p text:style-name="P10"><text:s text:c="2"/>public RandomQueue (){</text:p>
      <text:p text:style-name="P10"><text:s text:c="4"/>primeiro=new Celula();</text:p>
      <text:p text:style-name="P10"><text:s text:c="4"/>ultimo=primeiro;</text:p>
      <text:p text:style-name="P10"><text:s text:c="2"/>}</text:p>
      <text:p text:style-name="P10"/>
      <text:p text:style-name="P10"><text:s/>/* Retornar true ol false se existe na lista*/</text:p>
      <text:p text:style-name="P10"><text:s text:c="2"/>public <text:s/>boolean IsEmpty(){</text:p>
      <text:p text:style-name="P10"><text:s text:c="4"/>if(primeiro==ultimo){</text:p>
      <text:p text:style-name="P10"><text:s text:c="6"/>return true;</text:p>
      <text:p text:style-name="P10"><text:s text:c="4"/>}</text:p>
      <text:p text:style-name="P10"><text:s text:c="4"/>return false;</text:p>
      <text:p text:style-name="P10"><text:s text:c="2"/>}</text:p>
      <text:p text:style-name="P10"/>
      <text:p text:style-name="P10"><text:s/>/* colocar novos elementos */</text:p>
      <text:p text:style-name="P10"><text:s text:c="2"/>public void Enqueue(Object item){</text:p>
      <text:p text:style-name="P10"><text:s text:c="4"/>ultimo.proximoElemento= new Celula(item);</text:p>
      <text:p text:style-name="P10"><text:s text:c="4"/>ultimo=ultimo.proximoElemento;</text:p>
      <text:p text:style-name="P10"><text:s text:c="2"/>}</text:p>
      <text:p text:style-name="P10"><text:s text:c="3"/>/* procurar uma elemto aleatorio e retira-lo da lista*/</text:p>
      <text:p text:style-name="P10"><text:s text:c="2"/>public Object Dequeue(){</text:p>
      <text:p text:style-name="P10"><text:s text:c="4"/>if(IsEmpty()){</text:p>
      <text:p text:style-name="P10"><text:s text:c="6"/>System.out.println("Erro ao remover");</text:p>
      <text:p text:style-name="P10"><text:s text:c="6"/>return null;</text:p>
      <text:p text:style-name="P10"><text:s text:c="4"/>}</text:p>
      <text:p text:style-name="P10"><text:s text:c="4"/>else{</text:p>
      <text:p text:style-name="P10"><text:s text:c="6"/>Random aleatorio = new Random();</text:p>
      <text:p text:style-name="P10"><text:soft-page-break/><text:s text:c="6"/>int aleAT=aleatorio.nextInt(tamanho());</text:p>
      <text:p text:style-name="P10"><text:s text:c="6"/>Celula i=primeiro.proximoElemento;</text:p>
      <text:p text:style-name="P10"><text:s text:c="6"/>for(int j = 0; j &lt; aleAT&amp;&amp;i!=null; j++, i = i.proximoElemento);</text:p>
      <text:p text:style-name="P10"><text:s text:c="6"/>Celula tpm=i.proximoElemento;</text:p>
      <text:p text:style-name="P10"><text:s text:c="6"/>Object eric=i.elemento;</text:p>
      <text:p text:style-name="P10"><text:s text:c="8"/>i.proximoElemento=tpm.proximoElemento; // apontar para o proximo elemento</text:p>
      <text:p text:style-name="P10"><text:s text:c="8"/>tpm.proximoElemento=null;</text:p>
      <text:p text:style-name="P10"><text:s text:c="8"/>i=tpm=null;</text:p>
      <text:p text:style-name="P10"><text:s text:c="8"/>return eric;</text:p>
      <text:p text:style-name="P10"><text:s text:c="6"/>}</text:p>
      <text:p text:style-name="P10"><text:s text:c="4"/>}</text:p>
      <text:p text:style-name="P10">/* procurar e mostrar um elementos aleatoria da lista*/</text:p>
      <text:p text:style-name="P10"><text:s text:c="4"/>public Object Sample(){</text:p>
      <text:p text:style-name="P10"><text:s text:c="6"/>if(IsEmpty()){</text:p>
      <text:p text:style-name="P10"><text:s text:c="8"/>System.out.println("Erro ao remover");</text:p>
      <text:p text:style-name="P10"><text:s text:c="8"/>return null;</text:p>
      <text:p text:style-name="P10"><text:s text:c="6"/>}</text:p>
      <text:p text:style-name="P10"><text:s text:c="6"/>else{</text:p>
      <text:p text:style-name="P10"><text:s text:c="8"/>Random aleatorio = new Random();</text:p>
      <text:p text:style-name="P10"><text:s text:c="8"/>int aleAT=aleatorio.nextInt(tamanho());</text:p>
      <text:p text:style-name="P10"><text:s text:c="8"/>Celula i=primeiro.proximoElemento;</text:p>
      <text:p text:style-name="P10"><text:s text:c="8"/>for(int j = 0; j &lt; aleAT&amp;&amp;i!=null; j++, i = i.proximoElemento);</text:p>
      <text:p text:style-name="P10"><text:s text:c="8"/>Object eric=null;</text:p>
      <text:p text:style-name="P10"><text:s text:c="8"/>return <text:s/>eric=i.elemento;</text:p>
      <text:p text:style-name="P10"/>
      <text:p text:style-name="P10"><text:s text:c="8"/>}</text:p>
      <text:p text:style-name="P10"><text:s text:c="6"/>}</text:p>
      <text:p text:style-name="P10"/>
      <text:p text:style-name="P10"><text:s text:c="6"/>public int tamanho(){</text:p>
      <text:p text:style-name="P10"><text:s text:c="8"/>int t =0;</text:p>
      <text:p text:style-name="P10"><text:s text:c="8"/>for(Celula i = primeiro; i != ultimo; i = i.proximoElemento, t++);</text:p>
      <text:p text:style-name="P10"><text:s text:c="8"/>return t;</text:p>
      <text:p text:style-name="P10"><text:s text:c="6"/>}</text:p>
      <text:p text:style-name="P10"/>
      <text:p text:style-name="P10"/>
      <text:p text:style-name="P10"><text:s text:c="2"/>}</text:p>
      <text:p text:style-name="P10"/>
      <text:p text:style-name="P10"/>
      <text:p text:style-name="P10"/>
      <text:p text:style-name="P10">public class main {</text:p>
      <text:p text:style-name="P10"><text:tab/>public static void main(String[] args) {</text:p>
      <text:p text:style-name="P10"><text:tab/><text:tab/>try {</text:p>
      <text:p text:style-name="P10"><text:s text:c="6"/>RandomQueue listaEX = new RandomQueue();</text:p>
      <text:p text:style-name="P10"><text:s text:c="6"/>listaEX.Enqueue("ola mundo");</text:p>
      <text:p text:style-name="P10"><text:s text:c="6"/>listaEX.Enqueue(1000);</text:p>
      <text:p text:style-name="P10"><text:s text:c="6"/>listaEX.Enqueue("teste doido");</text:p>
      <text:p text:style-name="P10"><text:s text:c="6"/>listaEX.Enqueue("bingo");</text:p>
      <text:p text:style-name="P10"><text:s text:c="6"/>listaEX.Enqueue(321321);</text:p>
      <text:p text:style-name="P10"><text:s text:c="6"/>listaEX.Enqueue("ola");</text:p>
      <text:p text:style-name="P10"><text:s text:c="6"/>listaEX.Enqueue(000);</text:p>
      <text:p text:style-name="P10"><text:s text:c="6"/>listaEX.Enqueue("programa legal");</text:p>
      <text:p text:style-name="P10"><text:s text:c="6"/>listaEX.Enqueue("100% no verde");</text:p>
      <text:p text:style-name="P10"/>
      <text:p text:style-name="P10"><text:s text:c="6"/>System.out.println("Retorna true se a RandomQueue estiver vazia =="+listaEX.IsEmpty());</text:p>
      <text:p text:style-name="P10"><text:s text:c="6"/>System.out.println("Tamanho antes de retirar <text:s/>=="+listaEX.tamanho());</text:p>
      <text:p text:style-name="P10"><text:s text:c="6"/>System.out.println("Remove e retorna um elemento qualquer = "+listaEX.Dequeue());</text:p>
      <text:p text:style-name="P10"><text:s text:c="6"/>System.out.println("Tamanho depis de retirar <text:s/>=="+listaEX.tamanho());</text:p>
      <text:p text:style-name="P10"><text:s text:c="6"/>System.out.println("Retorna um elemento sem remover = "+listaEX.Sample());</text:p>
      <text:p text:style-name="P10"/>
      <text:p text:style-name="P10"><text:tab/><text:tab/>}</text:p>
      <text:p text:style-name="P10"><text:tab/><text:tab/>catch(Exception erro) {</text:p>
      <text:p text:style-name="P10"><text:tab/><text:tab/><text:tab/>System.out.println(erro.getMessage());</text:p>
      <text:p text:style-name="P10"><text:tab/><text:tab/>}</text:p>
      <text:p text:style-name="P10"><text:tab/>}</text:p>
      <text:p text:style-name="P10"/>
      <text:p text:style-name="P10"><text:s text:c="2"/>/*</text:p>
      <text:p text:style-name="P10"><text:s text:c="4"/>Resultado dos testes::::</text:p>
      <text:p text:style-name="P10"><text:s text:c="6"/>Retorna true se a RandomQueue estiver vazia ==false</text:p>
      <text:p text:style-name="P10"><text:s text:c="6"/>Tamanho antes de retirar <text:s/>==9</text:p>
      <text:p text:style-name="P10"><text:s text:c="6"/>Remove e retorna um elemento qualquer = ola mundo </text:p>
      <text:p text:style-name="P10"><text:s text:c="6"/>Tamanho depis de retirar <text:s/>==8</text:p>
      <text:p text:style-name="P10"><text:s text:c="6"/>Retorna um elemento sem remover = 100% no verde</text:p>
      <text:p text:style-name="P10"/>
      <text:p text:style-name="P10"><text:s text:c="2"/>*/</text:p>
      <text:p text:style-name="P10">}</text:p>
      <text:p text:style-name="P5"/>
      <text:p text:style-name="P5"/>
      <text:p text:style-name="P5"><text:soft-page-break/></text:p>
      <text:p text:style-name="P5"/>
      <text:p text:style-name="P2"><text:span text:style-name="T2">* 10 </text:span><text:span text:style-name="T1">– </text:span><text:span text:style-name="T2">Deque</text:span><text:span text:style-name="T1"> </text:span><text:span text:style-name="T2">(Double-ended-queue) é um Tipo Abstrato de Dados (TAD) que funciona como uma Fila e como uma Pilha, permitindo que itens sejam adicionados em ambos os extremos. Implemente a classe Deque, usando duplo encadeamento, com os seguintes métodos: class Deque {</text:span><text:span text:style-name="T1"> </text:span><text:span text:style-name="T2">Deque() { } // Construtora –</text:span><text:span text:style-name="T1"> </text:span><text:span text:style-name="T2">cria uma Deque vazia</text:span><text:span text:style-name="T1"> </text:span><text:span text:style-name="T2">boolean</text:span><text:span text:style-name="T1"> </text:span><text:span text:style-name="T2">isEmpty() { } // Retorna true se a Deque estiver vazia</text:span><text:span text:style-name="T1"> </text:span><text:span text:style-name="T2">int size() { } // Retorna a quantidade de itens da Deque</text:span><text:span text:style-name="T1"> </text:span><text:span text:style-name="T2">void pushLeft(Object item) { } // Adiciona um item no lado esquerdo da Deque</text:span><text:span text:style-name="T1"> </text:span><text:span text:style-name="T2">void pushRight(Object item) { } // Adiciona um item no lado direito da Deque</text:span><text:span text:style-name="T1"> </text:span><text:span text:style-name="T2">Object popLeft() { } // Remove e retorna um item do lado esquerdo da Deque</text:span><text:span text:style-name="T1"> </text:span><text:span text:style-name="T2">Object popRight() { } // Remove e retorna um item do lado direito da Deque}</text:span></text:p>
      <text:p text:style-name="P4"/>
      <text:p text:style-name="P19"><text:span text:style-name="T1">/* </text:span><text:span text:style-name="T3">Progra feito pro Eric Azevedo de Olievira</text:span><text:span text:style-name="T1">*/</text:span></text:p>
      <text:p text:style-name="P13">class CelulaDupla {</text:p>
      <text:p text:style-name="P13"><text:s text:c="2"/>public Object elemento; // elemento</text:p>
      <text:p text:style-name="P13"><text:tab/>public CelulaDupla anterior;</text:p>
      <text:p text:style-name="P13"><text:tab/>public CelulaDupla proximoElemento;</text:p>
      <text:p text:style-name="P13"/>
      <text:p text:style-name="P13"><text:tab/>public CelulaDupla() {</text:p>
      <text:p text:style-name="P13"><text:tab/><text:tab/>this(null);</text:p>
      <text:p text:style-name="P13"><text:tab/>}</text:p>
      <text:p text:style-name="P13"><text:tab/>public CelulaDupla(Object elemento) {</text:p>
      <text:p text:style-name="P13"><text:tab/><text:tab/>this.elemento = elemento;</text:p>
      <text:p text:style-name="P13"><text:tab/><text:tab/>this.anterior = this.proximoElemento = null;</text:p>
      <text:p text:style-name="P13"><text:tab/>}</text:p>
      <text:p text:style-name="P13">}</text:p>
      <text:p text:style-name="P13">class Deque{</text:p>
      <text:p text:style-name="P13"><text:s text:c="2"/>private CelulaDupla primeira;</text:p>
      <text:p text:style-name="P13"><text:s text:c="2"/>private CelulaDupla ultima;</text:p>
      <text:p text:style-name="P13"/>
      <text:p text:style-name="P13"><text:s text:c="2"/>public Deque(){</text:p>
      <text:p text:style-name="P13"><text:s text:c="4"/>primeira= new CelulaDupla();</text:p>
      <text:p text:style-name="P13"><text:s text:c="4"/>ultima =primeira;</text:p>
      <text:p text:style-name="P13"><text:s text:c="2"/>}</text:p>
      <text:p text:style-name="P13"><text:s text:c="2"/>public boolean isEmpty(){</text:p>
      <text:p text:style-name="P13"><text:s text:c="4"/>if(primeira == ultima){</text:p>
      <text:p text:style-name="P13"><text:s text:c="6"/>return true;</text:p>
      <text:p text:style-name="P13"><text:s text:c="4"/>}</text:p>
      <text:p text:style-name="P13"><text:s text:c="4"/>else{</text:p>
      <text:p text:style-name="P13"><text:s text:c="6"/>return false;</text:p>
      <text:p text:style-name="P13"><text:s text:c="4"/>}</text:p>
      <text:p text:style-name="P13"><text:s text:c="2"/>}</text:p>
      <text:p text:style-name="P13"><text:s text:c="2"/>public <text:s/>int size(){</text:p>
      <text:p text:style-name="P13"><text:s text:c="4"/>int tt=0;</text:p>
      <text:p text:style-name="P13"><text:s text:c="4"/>for(CelulaDupla i=primeira;i!=null;i=i.proximoElemento,tt++);</text:p>
      <text:p text:style-name="P13"><text:s text:c="4"/>return tt;</text:p>
      <text:p text:style-name="P13"><text:s text:c="2"/>}</text:p>
      <text:p text:style-name="P13"/>
      <text:p text:style-name="P13"><text:s text:c="2"/>public <text:s/>void pushLeft(Object item){</text:p>
      <text:p text:style-name="P13"><text:s text:c="6"/>CelulaDupla tpm=new CelulaDupla(item);</text:p>
      <text:p text:style-name="P13"><text:s text:c="6"/>tpm.anterior=primeira;</text:p>
      <text:p text:style-name="P13"><text:s text:c="6"/>tpm.proximoElemento=primeira.proximoElemento;</text:p>
      <text:p text:style-name="P13"><text:s text:c="6"/>primeira.proximoElemento=tpm;</text:p>
      <text:p text:style-name="P13"><text:s text:c="6"/>if(primeira==ultima){</text:p>
      <text:p text:style-name="P13"><text:s text:c="8"/>ultima=tpm;</text:p>
      <text:p text:style-name="P13"><text:s text:c="6"/>}</text:p>
      <text:p text:style-name="P13"><text:s text:c="6"/>else{</text:p>
      <text:p text:style-name="P13"><text:s text:c="8"/>tpm.proximoElemento.anterior=tpm;</text:p>
      <text:p text:style-name="P13"><text:s text:c="6"/>}</text:p>
      <text:p text:style-name="P13"><text:s text:c="6"/>tpm=null;</text:p>
      <text:p text:style-name="P13"><text:s text:c="2"/>}</text:p>
      <text:p text:style-name="P13"/>
      <text:p text:style-name="P13"><text:s text:c="2"/>public <text:s/>void pushRight(Object item){</text:p>
      <text:p text:style-name="P13"><text:s text:c="4"/>ultima.proximoElemento=new CelulaDupla(item);</text:p>
      <text:p text:style-name="P13"><text:s text:c="4"/>ultima.proximoElemento.anterior=ultima;</text:p>
      <text:p text:style-name="P13"><text:s text:c="4"/>ultima=ultima.proximoElemento;</text:p>
      <text:p text:style-name="P13"><text:s text:c="2"/>}</text:p>
      <text:p text:style-name="P13"/>
      <text:p text:style-name="P13"><text:s text:c="2"/>public <text:s/>Object popLeft(){</text:p>
      <text:p text:style-name="P13"><text:s text:c="4"/>if(isEmpty()){</text:p>
      <text:p text:style-name="P13"><text:s text:c="6"/>System.out.println("Erro em remover da esquerda");</text:p>
      <text:p text:style-name="P13"><text:s text:c="6"/>return false;</text:p>
      <text:p text:style-name="P13"><text:s text:c="4"/>}</text:p>
      <text:p text:style-name="P13"><text:soft-page-break/><text:s text:c="4"/>else{</text:p>
      <text:p text:style-name="P13"><text:s text:c="6"/>CelulaDupla tpm=primeira;</text:p>
      <text:p text:style-name="P13"><text:s text:c="6"/>primeira=primeira.proximoElemento;</text:p>
      <text:p text:style-name="P13"><text:s text:c="6"/>Object eric =primeira.elemento;</text:p>
      <text:p text:style-name="P13"><text:s text:c="6"/>tpm .proximoElemento=primeira.anterior=null;</text:p>
      <text:p text:style-name="P13"><text:s text:c="6"/>tpm=null;</text:p>
      <text:p text:style-name="P13"><text:s text:c="6"/>return eric;</text:p>
      <text:p text:style-name="P13"><text:s text:c="4"/>}</text:p>
      <text:p text:style-name="P13"><text:s text:c="2"/>}</text:p>
      <text:p text:style-name="P13"><text:s text:c="2"/>public Object popRight(){</text:p>
      <text:p text:style-name="P13"><text:s text:c="4"/>if(isEmpty()){</text:p>
      <text:p text:style-name="P13"><text:s text:c="6"/>System.out.println("Erro em remover da direita");</text:p>
      <text:p text:style-name="P13"><text:s text:c="6"/>return false;</text:p>
      <text:p text:style-name="P13"><text:s text:c="4"/>}</text:p>
      <text:p text:style-name="P13"><text:s text:c="4"/>Object eric = ultima.elemento;</text:p>
      <text:p text:style-name="P13"><text:s text:c="4"/>ultima=ultima.anterior;</text:p>
      <text:p text:style-name="P13"><text:s text:c="4"/>ultima.proximoElemento.anterior=null;</text:p>
      <text:p text:style-name="P13"><text:s text:c="4"/>ultima.proximoElemento=null;</text:p>
      <text:p text:style-name="P13"><text:s text:c="4"/>return eric;</text:p>
      <text:p text:style-name="P13"><text:s text:c="2"/>}</text:p>
      <text:p text:style-name="P13"/>
      <text:p text:style-name="P13">}</text:p>
      <text:p text:style-name="P13"/>
      <text:p text:style-name="P13">public class main{</text:p>
      <text:p text:style-name="P13"/>
      <text:p text:style-name="P13"><text:s text:c="2"/>public static void main(String[] args) {</text:p>
      <text:p text:style-name="P13"><text:s text:c="4"/>Deque listaEx = new Deque();</text:p>
      <text:p text:style-name="P13"><text:s text:c="4"/>System.out.println("Saber se nao existe elementos =="+listaEx.isEmpty());</text:p>
      <text:p text:style-name="P13"><text:s text:c="4"/>listaEx.pushLeft(213213);</text:p>
      <text:p text:style-name="P13"><text:s text:c="4"/>listaEx.pushLeft(100);</text:p>
      <text:p text:style-name="P13"><text:s text:c="4"/>listaEx.pushLeft("ola");</text:p>
      <text:p text:style-name="P13"><text:s text:c="4"/>listaEx.pushLeft("ola mundo");</text:p>
      <text:p text:style-name="P13"><text:s text:c="4"/>listaEx.pushRight(0);</text:p>
      <text:p text:style-name="P13"><text:s text:c="4"/>listaEx.pushRight(2);</text:p>
      <text:p text:style-name="P13"><text:s text:c="4"/>listaEx.pushRight(3);</text:p>
      <text:p text:style-name="P13"><text:s text:c="4"/>listaEx.pushRight("txt");</text:p>
      <text:p text:style-name="P13"><text:s text:c="4"/>System.out.println("retirando o elemento da esquerda =="+listaEx.popLeft());</text:p>
      <text:p text:style-name="P13"><text:s text:c="6"/>System.out.println("retirando o elemento da direita =="+listaEx.popRight());</text:p>
      <text:p text:style-name="P13"/>
      <text:p text:style-name="P13"><text:s text:c="4"/>}</text:p>
      <text:p text:style-name="P13"/>
      <text:p text:style-name="P13"><text:s text:c="4"/>/*</text:p>
      <text:p text:style-name="P13"><text:s text:c="6"/>Resultado do teste ::</text:p>
      <text:p text:style-name="P13"/>
      <text:p text:style-name="P13"><text:s text:c="6"/>Saber se existe elementos ==true</text:p>
      <text:p text:style-name="P13"><text:s text:c="6"/>retirando o elemento da esquerda ==ola mundo</text:p>
      <text:p text:style-name="P13"><text:s text:c="6"/>retirando o elemento da direita ==txt</text:p>
      <text:p text:style-name="P13"><text:s text:c="5"/>*/</text:p>
      <text:p text:style-name="P13">}</text:p>
      <text:p text:style-name="P5"/>
      <text:p text:style-name="P5"/>
      <text:p text:style-name="P5"/>
      <text:p text:style-name="P6">* 30 – Crie as classes CCelulaDicionario e CDicionario conforme a interface abaixo</text:p>
      <text:p text:style-name="P6"/>
      <text:p text:style-name="P12">* <text:span text:style-name="T4">Progra feito pro Eric Azevedo de Olievira</text:span>*/</text:p>
      <text:p text:style-name="P10">import java.util.Scanner;</text:p>
      <text:p text:style-name="P10"/>
      <text:p text:style-name="P10">class CCelulaDicionario{</text:p>
      <text:p text:style-name="P10"/>
      <text:p text:style-name="P10"><text:s text:c="2"/>public Object key, value;</text:p>
      <text:p text:style-name="P10"><text:s text:c="2"/>public CCelulaDicionario proximo;</text:p>
      <text:p text:style-name="P10"/>
      <text:p text:style-name="P10"/>
      <text:p text:style-name="P10"/>
      <text:p text:style-name="P10"><text:s text:c="2"/>public CCelulaDicionario(){</text:p>
      <text:p text:style-name="P10"><text:s text:c="4"/>this(null,null,null);</text:p>
      <text:p text:style-name="P10"><text:s text:c="2"/>}</text:p>
      <text:p text:style-name="P10"/>
      <text:p text:style-name="P10"><text:s text:c="2"/>public CCelulaDicionario(Object chave, Object valor){</text:p>
      <text:p text:style-name="P10"><text:s text:c="4"/>this.key = key;</text:p>
      <text:p text:style-name="P10"><text:s text:c="4"/>this.value = value;</text:p>
      <text:p text:style-name="P10"><text:s text:c="4"/>this.proximo = null;</text:p>
      <text:p text:style-name="P10"><text:s text:c="2"/>}</text:p>
      <text:p text:style-name="P10"/>
      <text:p text:style-name="P10"><text:s text:c="2"/>public CCelulaDicionario(Object chave, Object valor, CCelulaDicionario proxima){</text:p>
      <text:p text:style-name="P10"><text:s text:c="4"/>this.key = chave;</text:p>
      <text:p text:style-name="P10"><text:s text:c="4"/>this.value = valor;</text:p>
      <text:p text:style-name="P10"><text:s text:c="4"/>this.proximo = proxima;</text:p>
      <text:p text:style-name="P10"><text:s text:c="2"/>}</text:p>
      <text:p text:style-name="P10"/>
      <text:p text:style-name="P10">}</text:p>
      <text:p text:style-name="P10"><text:soft-page-break/>class CDicionario{</text:p>
      <text:p text:style-name="P10"/>
      <text:p text:style-name="P10"><text:s text:c="2"/>private CCelulaDicionario primeira, ultima;</text:p>
      <text:p text:style-name="P10"/>
      <text:p text:style-name="P10"><text:s text:c="6"/>public CDicionario(){</text:p>
      <text:p text:style-name="P10"><text:s text:c="10"/>primeira = new CCelulaDicionario();</text:p>
      <text:p text:style-name="P10"><text:s text:c="10"/>ultima = primeira;</text:p>
      <text:p text:style-name="P10"><text:s text:c="8"/>}</text:p>
      <text:p text:style-name="P10"><text:s text:c="8"/>public boolean vazio(){</text:p>
      <text:p text:style-name="P10"><text:s text:c="10"/>if(primeira == ultima){</text:p>
      <text:p text:style-name="P10"><text:s text:c="12"/>return true;</text:p>
      <text:p text:style-name="P10"><text:s text:c="10"/>}</text:p>
      <text:p text:style-name="P10"><text:s text:c="10"/>return false;</text:p>
      <text:p text:style-name="P10"><text:s text:c="8"/>}</text:p>
      <text:p text:style-name="P10"><text:s text:c="8"/>public void adiciona(Object chave, Object valor){</text:p>
      <text:p text:style-name="P10"><text:s text:c="10"/>if(existeChave(chave)){</text:p>
      <text:p text:style-name="P10"><text:s text:c="10"/>ultima.proximo = new CCelulaDicionario(chave, valor, null);</text:p>
      <text:p text:style-name="P10"><text:s text:c="10"/>ultima = ultima.proximo;</text:p>
      <text:p text:style-name="P10"><text:s text:c="10"/>//System.out.println(ultima.key);</text:p>
      <text:p text:style-name="P10"><text:s text:c="8"/>}</text:p>
      <text:p text:style-name="P10"><text:s text:c="8"/>else{</text:p>
      <text:p text:style-name="P10"><text:s text:c="12"/>System.out.println("ja Existe essa chave");</text:p>
      <text:p text:style-name="P10"><text:s text:c="12"/>}</text:p>
      <text:p text:style-name="P10"><text:s text:c="8"/>}</text:p>
      <text:p text:style-name="P10"><text:s text:c="8"/>public boolean existeChave(Object chave){</text:p>
      <text:p text:style-name="P10"><text:s text:c="10"/>for(CCelulaDicionario i=primeira.proximo; i!=null;i=i.proximo){</text:p>
      <text:p text:style-name="P10"><text:s text:c="12"/>if(i.key.equals(chave)){</text:p>
      <text:p text:style-name="P10"><text:s text:c="14"/>i=null;</text:p>
      <text:p text:style-name="P10"><text:s text:c="14"/>return false;</text:p>
      <text:p text:style-name="P10"><text:s text:c="12"/>}</text:p>
      <text:p text:style-name="P10"><text:s text:c="10"/>}</text:p>
      <text:p text:style-name="P10"/>
      <text:p text:style-name="P10"><text:s text:c="10"/>return true;</text:p>
      <text:p text:style-name="P10"><text:s text:c="8"/>}</text:p>
      <text:p text:style-name="P10"/>
      <text:p text:style-name="P10"><text:s text:c="8"/>public Object recebeValor(Object chave){</text:p>
      <text:p text:style-name="P10"><text:s text:c="10"/>for(CCelulaDicionario i=primeira.proximo; i!=null;i=i.proximo){</text:p>
      <text:p text:style-name="P10"><text:s text:c="12"/>if(i.key.equals(chave)){</text:p>
      <text:p text:style-name="P10"><text:s text:c="14"/>return i.value;</text:p>
      <text:p text:style-name="P10"><text:s text:c="12"/>}</text:p>
      <text:p text:style-name="P10"><text:s text:c="10"/>}</text:p>
      <text:p text:style-name="P10"><text:s text:c="10"/>return null;</text:p>
      <text:p text:style-name="P10"><text:s text:c="8"/>}</text:p>
      <text:p text:style-name="P10"/>
      <text:p text:style-name="P10">}</text:p>
      <text:p text:style-name="P10"/>
      <text:p text:style-name="P10">public class main{</text:p>
      <text:p text:style-name="P10"/>
      <text:p text:style-name="P10"><text:s text:c="2"/>public static void main(String[] args) {</text:p>
      <text:p text:style-name="P10"><text:s text:c="4"/>CDicionario listaEx = new CDicionario();</text:p>
      <text:p text:style-name="P10"><text:s text:c="4"/>Scanner ler=new Scanner(System.in);</text:p>
      <text:p text:style-name="P10"><text:s text:c="6"/>//System.out.println(listaEx.recebeValor(entrada1));</text:p>
      <text:p text:style-name="P10"><text:s text:c="4"/>listaEx.adiciona("www.google.com","172.217.5. 100");</text:p>
      <text:p text:style-name="P10"><text:s text:c="4"/>listaEx.adiciona("www.pucminas.br","200.229.32.29");</text:p>
      <text:p text:style-name="P10"><text:s text:c="4"/>listaEx.adiciona("www.gmail.br","172.217.0.37");</text:p>
      <text:p text:style-name="P10"><text:s text:c="4"/>listaEx.adiciona("www.youtube.com","172.217.164.110");</text:p>
      <text:p text:style-name="P10"><text:s text:c="4"/>listaEx.adiciona("www.capes.gov.br","200.130.18.234");</text:p>
      <text:p text:style-name="P10"><text:s text:c="4"/>listaEx.adiciona("www.yahoo.com","98.138.219.231");</text:p>
      <text:p text:style-name="P10"><text:s text:c="4"/>listaEx.adiciona("www.microsoft.com","184.27.30.29");</text:p>
      <text:p text:style-name="P10"><text:s text:c="4"/>listaEx.adiciona("www.twitter.com","104.244.42.129");</text:p>
      <text:p text:style-name="P10"><text:s text:c="4"/>listaEx.adiciona("www.brasil.gov.br","170.246.255.242");</text:p>
      <text:p text:style-name="P10"><text:s text:c="4"/>listaEx.adiciona("www.wikipedia.com","198.35.26.96");</text:p>
      <text:p text:style-name="P10"><text:s text:c="4"/>listaEx.adiciona("www.amazon.com","13.33.129.30");</text:p>
      <text:p text:style-name="P10"><text:s text:c="4"/>listaEx.adiciona("research.microsoft.com","13.67.218.189");</text:p>
      <text:p text:style-name="P10"><text:s text:c="4"/>listaEx.adiciona("www.facebook.com","157.240.22.35");</text:p>
      <text:p text:style-name="P10"><text:s text:c="4"/>listaEx.adiciona("www.whitehouse.gov","23.9.33.34");</text:p>
      <text:p text:style-name="P10"><text:s text:c="4"/>listaEx.adiciona("www.answers.com","151.101.176.203");</text:p>
      <text:p text:style-name="P10"><text:s text:c="4"/>listaEx.adiciona("www.uol.com.br","54.239.132.82");</text:p>
      <text:p text:style-name="P10"><text:s text:c="4"/>listaEx.adiciona("www.hotmail.com","2620:1ec:c11::212");</text:p>
      <text:p text:style-name="P10"><text:s text:c="4"/>listaEx.adiciona("www.cplusplus.com","167.114.170.15");</text:p>
      <text:p text:style-name="P10"><text:s text:c="4"/>listaEx.adiciona("www.nyt.com","151.101.177.164");</text:p>
      <text:p text:style-name="P10"><text:s text:c="4"/>listaEx.adiciona("www.apple.com","172.230.107.90");</text:p>
      <text:p text:style-name="P10"><text:s text:c="4"/>listaEx.adiciona("www.instagram.com","2a03:2880:f2ff:e0:face:b00c:0:4420");</text:p>
      <text:p text:style-name="P10"><text:s text:c="4"/>listaEx.adiciona("www.github.com","140.82.113.4");</text:p>
      <text:p text:style-name="P10"><text:s text:c="4"/>listaEx.adiciona("www.mathway.com","40.114.5.138");</text:p>
      <text:p text:style-name="P10"><text:s text:c="4"/>listaEx.adiciona("www.discord.com","162.159.135.232");</text:p>
      <text:p text:style-name="P10"><text:s text:c="4"/>listaEx.adiciona("www.skype.com","40.115.34.155");</text:p>
      <text:p text:style-name="P10"><text:s text:c="4"/>String entrada2= ler.nextLine();</text:p>
      <text:p text:style-name="P10"><text:soft-page-break/><text:s text:c="4"/>System.out.println(listaEx.recebeValor(entrada2));</text:p>
      <text:p text:style-name="P10"><text:s text:c="4"/>ler.close();</text:p>
      <text:p text:style-name="P10"/>
      <text:p text:style-name="P10"/>
      <text:p text:style-name="P10"/>
      <text:p text:style-name="P10"><text:s text:c="4"/>}</text:p>
      <text:p text:style-name="P10"/>
      <text:p text:style-name="P10"><text:s text:c="4"/>/*</text:p>
      <text:p text:style-name="P10"><text:s text:c="6"/>Resultado do teste ::</text:p>
      <text:p text:style-name="P10"><text:s text:c="6"/>w</text:p>
      <text:p text:style-name="P10"><text:s text:c="6"/>null</text:p>
      <text:p text:style-name="P10"/>
      <text:p text:style-name="P10"><text:s text:c="6"/>www.pucminas.br</text:p>
      <text:p text:style-name="P10"><text:s text:c="6"/>200.229.32.29</text:p>
      <text:p text:style-name="P10"/>
      <text:p text:style-name="P10"><text:s text:c="5"/>*/</text:p>
      <text:p text:style-name="P10">}</text:p>
      <text:p text:style-name="P5"/>
      <text:p text:style-name="P6">* 31 – Um biólogo precisa de um programa que traduza uma trinca de nucleotídeos em seu aminoácido correspondente. Por exemplo, a trinca de aminoácidos ACG é traduzida como o aminoácido Treonina, e GCA em Alanina. Crie um programa em Java que use a sua classe CDicionario para criar um dicionário do código genético. O usuário deve digitar uma trinca (chave) e seu programa deve mostrar o nome (valor) do aminoácido correspondente. Use a tabela a seguir para cadastrar todas as trincas/aminoácidos.</text:p>
      <text:p text:style-name="P6"/>
      <text:p text:style-name="P11">* <text:span text:style-name="T4">Progra feito pro Eric Azevedo de Olievira</text:span>*/</text:p>
      <text:p text:style-name="P10">import java.util.Scanner;</text:p>
      <text:p text:style-name="P10"/>
      <text:p text:style-name="P10">class CCelulaDicionario{</text:p>
      <text:p text:style-name="P10"/>
      <text:p text:style-name="P10"><text:s text:c="2"/>public Object key, value;</text:p>
      <text:p text:style-name="P10"><text:s text:c="2"/>public CCelulaDicionario proximo;</text:p>
      <text:p text:style-name="P10"/>
      <text:p text:style-name="P10"/>
      <text:p text:style-name="P10"/>
      <text:p text:style-name="P10"><text:s text:c="2"/>public CCelulaDicionario(){</text:p>
      <text:p text:style-name="P10"><text:s text:c="4"/>this(null,null,null);</text:p>
      <text:p text:style-name="P10"><text:s text:c="2"/>}</text:p>
      <text:p text:style-name="P10"/>
      <text:p text:style-name="P10"><text:s text:c="2"/>public CCelulaDicionario(Object chave, Object valor){</text:p>
      <text:p text:style-name="P10"><text:s text:c="4"/>this.key = key;</text:p>
      <text:p text:style-name="P10"><text:s text:c="4"/>this.value = value;</text:p>
      <text:p text:style-name="P10"><text:s text:c="4"/>this.proximo = null;</text:p>
      <text:p text:style-name="P10"><text:s text:c="2"/>}</text:p>
      <text:p text:style-name="P10"/>
      <text:p text:style-name="P10"><text:s text:c="2"/>public CCelulaDicionario(Object chave, Object valor, CCelulaDicionario proxima){</text:p>
      <text:p text:style-name="P10"><text:s text:c="4"/>this.key = chave;</text:p>
      <text:p text:style-name="P10"><text:s text:c="4"/>this.value = valor;</text:p>
      <text:p text:style-name="P10"><text:s text:c="4"/>this.proximo = proxima;</text:p>
      <text:p text:style-name="P10"><text:s text:c="2"/>}</text:p>
      <text:p text:style-name="P10"/>
      <text:p text:style-name="P10">}</text:p>
      <text:p text:style-name="P10">class CDicionario{</text:p>
      <text:p text:style-name="P10"/>
      <text:p text:style-name="P10"><text:s text:c="2"/>private CCelulaDicionario primeira, ultima;</text:p>
      <text:p text:style-name="P10"/>
      <text:p text:style-name="P10"><text:s text:c="6"/>public CDicionario(){</text:p>
      <text:p text:style-name="P10"><text:s text:c="10"/>primeira = new CCelulaDicionario();</text:p>
      <text:p text:style-name="P10"><text:s text:c="10"/>ultima = primeira;</text:p>
      <text:p text:style-name="P10"><text:s text:c="8"/>}</text:p>
      <text:p text:style-name="P10"><text:s text:c="8"/>public boolean vazio(){</text:p>
      <text:p text:style-name="P10"><text:s text:c="10"/>if(primeira == ultima){</text:p>
      <text:p text:style-name="P10"><text:s text:c="12"/>return true;</text:p>
      <text:p text:style-name="P10"><text:s text:c="10"/>}</text:p>
      <text:p text:style-name="P10"><text:s text:c="10"/>return false;</text:p>
      <text:p text:style-name="P10"><text:s text:c="8"/>}</text:p>
      <text:p text:style-name="P10"><text:s text:c="8"/>public void adiciona(Object chave, Object valor){</text:p>
      <text:p text:style-name="P10"><text:s text:c="10"/>if(existeChave(chave)){</text:p>
      <text:p text:style-name="P10"><text:s text:c="10"/>ultima.proximo = new CCelulaDicionario(chave, valor, null);</text:p>
      <text:p text:style-name="P10"><text:s text:c="10"/>ultima = ultima.proximo;</text:p>
      <text:p text:style-name="P10"><text:s text:c="10"/>//System.out.println(ultima.key);</text:p>
      <text:p text:style-name="P10"><text:s text:c="8"/>}</text:p>
      <text:p text:style-name="P10"><text:s text:c="8"/>else{</text:p>
      <text:p text:style-name="P10"><text:soft-page-break/><text:s text:c="12"/>System.out.println("ja Existe essa chave");</text:p>
      <text:p text:style-name="P10"><text:s text:c="12"/>}</text:p>
      <text:p text:style-name="P10"><text:s text:c="8"/>}</text:p>
      <text:p text:style-name="P10"><text:s text:c="8"/>public boolean existeChave(Object chave){</text:p>
      <text:p text:style-name="P10"><text:s text:c="10"/>for(CCelulaDicionario i=primeira.proximo; i!=null;i=i.proximo){</text:p>
      <text:p text:style-name="P10"><text:s text:c="12"/>if(i.key.equals(chave)){</text:p>
      <text:p text:style-name="P10"><text:s text:c="14"/>i=null;</text:p>
      <text:p text:style-name="P10"><text:s text:c="14"/>return false;</text:p>
      <text:p text:style-name="P10"><text:s text:c="12"/>}</text:p>
      <text:p text:style-name="P10"><text:s text:c="10"/>}</text:p>
      <text:p text:style-name="P10"/>
      <text:p text:style-name="P10"><text:s text:c="10"/>return true;</text:p>
      <text:p text:style-name="P10"><text:s text:c="8"/>}</text:p>
      <text:p text:style-name="P10"/>
      <text:p text:style-name="P10"><text:s text:c="8"/>public Object recebeValor(Object chave){</text:p>
      <text:p text:style-name="P10"><text:s text:c="10"/>for(CCelulaDicionario i=primeira.proximo; i!=null;i=i.proximo){</text:p>
      <text:p text:style-name="P10"><text:s text:c="12"/>if(i.key.equals(chave)){</text:p>
      <text:p text:style-name="P10"><text:s text:c="14"/>return i.value;</text:p>
      <text:p text:style-name="P10"><text:s text:c="12"/>}</text:p>
      <text:p text:style-name="P10"><text:s text:c="10"/>}</text:p>
      <text:p text:style-name="P10"><text:s text:c="10"/>return null;</text:p>
      <text:p text:style-name="P10"><text:s text:c="8"/>}</text:p>
      <text:p text:style-name="P10"/>
      <text:p text:style-name="P10">}</text:p>
      <text:p text:style-name="P10"/>
      <text:p text:style-name="P10">public class main{</text:p>
      <text:p text:style-name="P10"/>
      <text:p text:style-name="P10"><text:s text:c="2"/>public static void main(String[] args) {</text:p>
      <text:p text:style-name="P10"><text:s text:c="4"/>CDicionario listaEx = new CDicionario();</text:p>
      <text:p text:style-name="P10"><text:s text:c="4"/>Scanner ler=new Scanner(System.in);</text:p>
      <text:p text:style-name="P10"><text:s text:c="6"/>//System.out.println(listaEx.recebeValor(entrada1));</text:p>
      <text:p text:style-name="P10"><text:s text:c="4"/>listaEx.adiciona("UUU","Fenilalanina");</text:p>
      <text:p text:style-name="P10"><text:s text:c="4"/>listaEx.adiciona("UUC","Fenilalanina");</text:p>
      <text:p text:style-name="P10"><text:s text:c="4"/>listaEx.adiciona("UUA","Leucina");</text:p>
      <text:p text:style-name="P10"><text:s text:c="4"/>listaEx.adiciona("UUG","Leucina");</text:p>
      <text:p text:style-name="P10"><text:s text:c="4"/>listaEx.adiciona("CUU","Leucina");</text:p>
      <text:p text:style-name="P10"><text:s text:c="4"/>listaEx.adiciona("CUC","Leucina");</text:p>
      <text:p text:style-name="P10"><text:s text:c="4"/>listaEx.adiciona("CUA","Leucina");</text:p>
      <text:p text:style-name="P10"><text:s text:c="4"/>listaEx.adiciona("CUG","Leucina");</text:p>
      <text:p text:style-name="P10"><text:s text:c="4"/>listaEx.adiciona("AUU","Isolucina");</text:p>
      <text:p text:style-name="P10"><text:s text:c="4"/>listaEx.adiciona("AUC","Isolucina");</text:p>
      <text:p text:style-name="P10"><text:s text:c="4"/>listaEx.adiciona("AUA","Isolucina");</text:p>
      <text:p text:style-name="P10"><text:s text:c="4"/>listaEx.adiciona("AUG","Metionina");</text:p>
      <text:p text:style-name="P10"><text:s text:c="4"/>listaEx.adiciona("GUU","Valina");</text:p>
      <text:p text:style-name="P10"><text:s text:c="4"/>listaEx.adiciona("GUC","Valina");</text:p>
      <text:p text:style-name="P10"><text:s text:c="4"/>listaEx.adiciona("GUA","Valina");</text:p>
      <text:p text:style-name="P10"><text:s text:c="4"/>listaEx.adiciona("GUG","Valina");</text:p>
      <text:p text:style-name="P10"><text:s text:c="4"/>listaEx.adiciona("UCU","Serina");</text:p>
      <text:p text:style-name="P10"><text:s text:c="4"/>listaEx.adiciona("UCC","Serina");</text:p>
      <text:p text:style-name="P10"><text:s text:c="4"/>listaEx.adiciona("UCA","Serina");</text:p>
      <text:p text:style-name="P10"><text:s text:c="4"/>listaEx.adiciona("UCG","Serina");</text:p>
      <text:p text:style-name="P10"><text:s text:c="4"/>listaEx.adiciona("CCU","Proina");</text:p>
      <text:p text:style-name="P10"><text:s text:c="4"/>listaEx.adiciona("CCC","Proina");</text:p>
      <text:p text:style-name="P10"><text:s text:c="4"/>listaEx.adiciona("CCA","Proina");</text:p>
      <text:p text:style-name="P10"><text:s text:c="4"/>listaEx.adiciona("CCG","Proina");</text:p>
      <text:p text:style-name="P10"><text:s text:c="4"/>listaEx.adiciona("ACU","Treonina");</text:p>
      <text:p text:style-name="P10"><text:s text:c="4"/>listaEx.adiciona("ACC","Treonina");</text:p>
      <text:p text:style-name="P10"><text:s text:c="4"/>listaEx.adiciona("ACA","Treonina");</text:p>
      <text:p text:style-name="P10"><text:s text:c="4"/>listaEx.adiciona("ACG","Treonina");</text:p>
      <text:p text:style-name="P10"><text:s text:c="4"/>listaEx.adiciona("GCU","Alanina");</text:p>
      <text:p text:style-name="P10"><text:s text:c="4"/>listaEx.adiciona("GCC","Alanina");</text:p>
      <text:p text:style-name="P10"><text:s text:c="4"/>listaEx.adiciona("GCA","Alanina");</text:p>
      <text:p text:style-name="P10"><text:s text:c="4"/>listaEx.adiciona("GCG","Alanina");</text:p>
      <text:p text:style-name="P10"><text:s text:c="4"/>listaEx.adiciona("UAU","Tirosina");</text:p>
      <text:p text:style-name="P10"><text:s text:c="4"/>listaEx.adiciona("UAC","Tirosina");</text:p>
      <text:p text:style-name="P10"><text:s text:c="4"/>listaEx.adiciona("UAA","Parada");</text:p>
      <text:p text:style-name="P10"><text:s text:c="4"/>listaEx.adiciona("UAG","Parada");</text:p>
      <text:p text:style-name="P10"><text:s text:c="4"/>listaEx.adiciona("CAU","Histidina");</text:p>
      <text:p text:style-name="P10"><text:s text:c="4"/>listaEx.adiciona("CAC","Histidina");</text:p>
      <text:p text:style-name="P10"><text:s text:c="4"/>listaEx.adiciona("CAA","Glutamina");</text:p>
      <text:p text:style-name="P10"><text:s text:c="4"/>listaEx.adiciona("AAU","Asparagina");</text:p>
      <text:p text:style-name="P10"><text:s text:c="4"/>listaEx.adiciona("AAC","Asparagina");</text:p>
      <text:p text:style-name="P10"><text:s text:c="4"/>listaEx.adiciona("AAA","Lisina");</text:p>
      <text:p text:style-name="P10"><text:s text:c="4"/>listaEx.adiciona("AAG","Lisina");</text:p>
      <text:p text:style-name="P10"><text:s text:c="4"/>listaEx.adiciona("GAU","Aspartano");</text:p>
      <text:p text:style-name="P10"><text:s text:c="4"/>listaEx.adiciona("GAC","Aspartano");</text:p>
      <text:p text:style-name="P10"><text:s text:c="4"/>listaEx.adiciona("GAA","Glutamato");</text:p>
      <text:p text:style-name="P10"><text:s text:c="4"/>listaEx.adiciona("GAG","Glutamato");</text:p>
      <text:p text:style-name="P10"><text:soft-page-break/><text:s text:c="4"/>listaEx.adiciona("UGU","Cisteina");</text:p>
      <text:p text:style-name="P10"><text:s text:c="4"/>listaEx.adiciona("UGC","Cisteina");</text:p>
      <text:p text:style-name="P10"><text:s text:c="4"/>listaEx.adiciona("UGA","Parada");</text:p>
      <text:p text:style-name="P10"><text:s text:c="4"/>listaEx.adiciona("UGG","Triptofano");</text:p>
      <text:p text:style-name="P10"><text:s text:c="4"/>listaEx.adiciona("CGU","Arginina");</text:p>
      <text:p text:style-name="P10"><text:s text:c="4"/>listaEx.adiciona("CGC","Arginina");</text:p>
      <text:p text:style-name="P10"><text:s text:c="4"/>listaEx.adiciona("CGA","Arginina");</text:p>
      <text:p text:style-name="P10"><text:s text:c="4"/>listaEx.adiciona("CGG","Arginina");</text:p>
      <text:p text:style-name="P10"><text:s text:c="4"/>listaEx.adiciona("AGU","Serina");</text:p>
      <text:p text:style-name="P10"><text:s text:c="4"/>listaEx.adiciona("AGC","Serina");</text:p>
      <text:p text:style-name="P10"><text:s text:c="4"/>listaEx.adiciona("AGA","Argininha");</text:p>
      <text:p text:style-name="P10"><text:s text:c="4"/>listaEx.adiciona("AGG","Arginina");</text:p>
      <text:p text:style-name="P10"><text:s text:c="4"/>listaEx.adiciona("GGU","Glicina");</text:p>
      <text:p text:style-name="P10"><text:s text:c="4"/>listaEx.adiciona("GGC","Glicina");</text:p>
      <text:p text:style-name="P10"><text:s text:c="4"/>listaEx.adiciona("GGA","Glicina");</text:p>
      <text:p text:style-name="P10"><text:s text:c="4"/>listaEx.adiciona("GGG","Glicina");</text:p>
      <text:p text:style-name="P10"/>
      <text:p text:style-name="P10"><text:s text:c="4"/>String entrada2= ler.nextLine();</text:p>
      <text:p text:style-name="P10"><text:s text:c="4"/>System.out.println(listaEx.recebeValor(entrada2));</text:p>
      <text:p text:style-name="P10"><text:s text:c="4"/>ler.close();</text:p>
      <text:p text:style-name="P10"/>
      <text:p text:style-name="P10"/>
      <text:p text:style-name="P10"/>
      <text:p text:style-name="P10"><text:s text:c="4"/>}</text:p>
      <text:p text:style-name="P10"/>
      <text:p text:style-name="P10"><text:s text:c="4"/>/*</text:p>
      <text:p text:style-name="P10"><text:s text:c="6"/>Resultado do teste ::</text:p>
      <text:p text:style-name="P10"><text:s text:c="6"/>d</text:p>
      <text:p text:style-name="P10"><text:s text:c="6"/>null</text:p>
      <text:p text:style-name="P10"/>
      <text:p text:style-name="P10"/>
      <text:p text:style-name="P10"><text:s text:c="6"/>GUU</text:p>
      <text:p text:style-name="P10"><text:s text:c="6"/>Valina</text:p>
      <text:p text:style-name="P10"/>
      <text:p text:style-name="P10"/>
      <text:p text:style-name="P10"><text:s text:c="5"/>*/</text:p>
      <text:p text:style-name="P10">}</text:p>
      <text:p text:style-name="P5"/>
      <text:p text:style-name="P6"/>
      <text:p text:style-name="P6">* 32 – Crie a classe CListaSimples que é uma lista simplesmente encadeada sem célula cabeça e que possui apenas os métodos definidos na interface abaixo. Atenção: não podem ser acrescentados novos atributos ou métodos às classes CListaSimples e/ou CCelula abaixo.</text:p>
      <text:p text:style-name="P6"/>
      <text:p text:style-name="P10">/* programa feito por Eric Azevedo <text:span text:style-name="T5">de Oliveira</text:span>*/</text:p>
      <text:p text:style-name="P10">class CCelula{</text:p>
      <text:p text:style-name="P10"><text:s text:c="2"/>public Object item;</text:p>
      <text:p text:style-name="P10"><text:s text:c="2"/>public CCelula prox;</text:p>
      <text:p text:style-name="P10"/>
      <text:p text:style-name="P10">}</text:p>
      <text:p text:style-name="P10"/>
      <text:p text:style-name="P10">class CListaSimples{</text:p>
      <text:p text:style-name="P10"/>
      <text:p text:style-name="P10"><text:s text:c="2"/>private CCelula primeira,ultima;</text:p>
      <text:p text:style-name="P10"/>
      <text:p text:style-name="P10"><text:s text:c="2"/>public CListaSimples(){</text:p>
      <text:p text:style-name="P10"><text:s text:c="4"/>primeira= new CCelula();</text:p>
      <text:p text:style-name="P10"><text:s text:c="4"/>ultima=primeira;</text:p>
      <text:p text:style-name="P10"><text:s text:c="2"/>}</text:p>
      <text:p text:style-name="P10"><text:s text:c="2"/>public boolean vazia(){</text:p>
      <text:p text:style-name="P10"><text:s text:c="4"/>if(primeira==ultima){</text:p>
      <text:p text:style-name="P10"><text:s text:c="6"/>return true;</text:p>
      <text:p text:style-name="P10"><text:s text:c="4"/>}</text:p>
      <text:p text:style-name="P10"><text:s text:c="4"/>return false;</text:p>
      <text:p text:style-name="P10"><text:s text:c="2"/>}</text:p>
      <text:p text:style-name="P10"/>
      <text:p text:style-name="P10"><text:s text:c="2"/>public void insereComeco( Object item){</text:p>
      <text:p text:style-name="P10"><text:s text:c="4"/>CCelula tpm = new CCelula();</text:p>
      <text:p text:style-name="P10"><text:s text:c="4"/>tpm.item=item;</text:p>
      <text:p text:style-name="P10"><text:s text:c="4"/>if(vazia()){</text:p>
      <text:p text:style-name="P10"><text:s text:c="6"/>tpm.prox=null;</text:p>
      <text:p text:style-name="P10"><text:s text:c="6"/>primeira=tpm;</text:p>
      <text:p text:style-name="P10"><text:s text:c="6"/>ultima=primeira.prox;</text:p>
      <text:p text:style-name="P10"/>
      <text:p text:style-name="P10"><text:s text:c="4"/>}else{</text:p>
      <text:p text:style-name="P10"><text:soft-page-break/><text:s text:c="6"/>tpm.prox=primeira;</text:p>
      <text:p text:style-name="P10"><text:s text:c="6"/>primeira=tpm;</text:p>
      <text:p text:style-name="P10"><text:s text:c="4"/>}</text:p>
      <text:p text:style-name="P10"><text:s text:c="4"/>// <text:s/>System.out.println(primeira.item);</text:p>
      <text:p text:style-name="P10"><text:s text:c="4"/>tpm=null;</text:p>
      <text:p text:style-name="P10"><text:s text:c="2"/>}</text:p>
      <text:p text:style-name="P10"/>
      <text:p text:style-name="P10"><text:s text:c="2"/>public Object removeComeco(){</text:p>
      <text:p text:style-name="P10"><text:s text:c="4"/>if(vazia()){</text:p>
      <text:p text:style-name="P10"><text:s text:c="6"/>System.out.print("Nao existe elementos na fila ");</text:p>
      <text:p text:style-name="P10"><text:s text:c="4"/>}</text:p>
      <text:p text:style-name="P10"><text:s text:c="4"/>CCelula tpm=primeira;</text:p>
      <text:p text:style-name="P10"><text:s text:c="4"/>primeira=primeira.prox;</text:p>
      <text:p text:style-name="P10"><text:s text:c="4"/>Object eric = primeira.item;</text:p>
      <text:p text:style-name="P10"><text:s text:c="4"/>tpm.prox=null;</text:p>
      <text:p text:style-name="P10"><text:s text:c="4"/>tpm=null;</text:p>
      <text:p text:style-name="P10"><text:s text:c="4"/>return eric;</text:p>
      <text:p text:style-name="P10"><text:s text:c="2"/>}</text:p>
      <text:p text:style-name="P10"/>
      <text:p text:style-name="P10"><text:s text:c="2"/>public void insereFIM(Object valorItem){</text:p>
      <text:p text:style-name="P10"><text:s text:c="2"/>CCelula tpm = new CCelula();</text:p>
      <text:p text:style-name="P10"><text:s text:c="2"/>tpm.item=valorItem;</text:p>
      <text:p text:style-name="P10"><text:s text:c="2"/>tpm.prox=null;</text:p>
      <text:p text:style-name="P10"><text:s text:c="2"/>if(primeira==null){</text:p>
      <text:p text:style-name="P10"><text:s text:c="4"/>primeira=tpm;</text:p>
      <text:p text:style-name="P10"><text:s text:c="2"/>}</text:p>
      <text:p text:style-name="P10"><text:s text:c="2"/>else{</text:p>
      <text:p text:style-name="P10"><text:s text:c="4"/>CCelula i = primeira;</text:p>
      <text:p text:style-name="P10"><text:s text:c="4"/>for (;i.prox!=null ;i=i.prox );</text:p>
      <text:p text:style-name="P10"><text:s text:c="4"/>i.prox=tpm;</text:p>
      <text:p text:style-name="P10"><text:s text:c="4"/>//ultima=tpm;</text:p>
      <text:p text:style-name="P10"><text:s text:c="2"/>}</text:p>
      <text:p text:style-name="P10"><text:s text:c="2"/>}</text:p>
      <text:p text:style-name="P10"/>
      <text:p text:style-name="P10"><text:s/>public Object removeFIm(){</text:p>
      <text:p text:style-name="P10"><text:s text:c="4"/>if(vazia()){</text:p>
      <text:p text:style-name="P10"><text:s text:c="6"/>System.out.print("Nao existe elementos na fila ");</text:p>
      <text:p text:style-name="P10"><text:s text:c="4"/>}</text:p>
      <text:p text:style-name="P10"><text:s text:c="4"/>CCelula tpm = primeira;</text:p>
      <text:p text:style-name="P10"><text:s text:c="4"/>for(;tpm.prox.prox!=null;tpm=tpm.prox);</text:p>
      <text:p text:style-name="P10"><text:s text:c="4"/>Object eric = tpm.prox.item;</text:p>
      <text:p text:style-name="P10"><text:s text:c="4"/>tpm.prox=null;</text:p>
      <text:p text:style-name="P10"><text:s text:c="4"/>return eric;</text:p>
      <text:p text:style-name="P10"/>
      <text:p text:style-name="P10"><text:s text:c="4"/>}</text:p>
      <text:p text:style-name="P10"/>
      <text:p text:style-name="P10"><text:s text:c="2"/>public void imprime(){</text:p>
      <text:p text:style-name="P10"><text:s text:c="4"/></text:p>
      <text:p text:style-name="P10"><text:s text:c="2"/>}</text:p>
      <text:p text:style-name="P10"/>
      <text:p text:style-name="P10"><text:s text:c="2"/>public boolean contem(Object elemento){</text:p>
      <text:p text:style-name="P10"><text:s text:c="4"/>for(CCelula i = primeira; i !=null; i = i.prox){</text:p>
      <text:p text:style-name="P10"><text:s text:c="6"/>if(i.item.equals(elemento)){</text:p>
      <text:p text:style-name="P10"><text:s text:c="8"/>return true;</text:p>
      <text:p text:style-name="P10"><text:s text:c="6"/>}</text:p>
      <text:p text:style-name="P10"><text:s text:c="4"/>}</text:p>
      <text:p text:style-name="P10"><text:s text:c="4"/>return false;</text:p>
      <text:p text:style-name="P10"><text:s text:c="2"/>}</text:p>
      <text:p text:style-name="P10">}</text:p>
      <text:p text:style-name="P10"/>
      <text:p text:style-name="P10">public class main{</text:p>
      <text:p text:style-name="P10"/>
      <text:p text:style-name="P10"><text:s text:c="2"/>public static void main(String[] args) {</text:p>
      <text:p text:style-name="P10"><text:s text:c="4"/>CListaSimples listaEx= new CListaSimples();</text:p>
      <text:p text:style-name="P10"><text:s text:c="4"/>for (int i =1;i&lt;10 ;i++ ) {</text:p>
      <text:p text:style-name="P10"><text:s text:c="6"/>listaEx.insereComeco(i);</text:p>
      <text:p text:style-name="P10"><text:s text:c="4"/>}</text:p>
      <text:p text:style-name="P10"><text:s text:c="2"/>listaEx.imprime();</text:p>
      <text:p text:style-name="P10"><text:s text:c="2"/>listaEx.insereFIM(100);</text:p>
      <text:p text:style-name="P10"><text:s text:c="2"/>System.out.println("");</text:p>
      <text:p text:style-name="P10"><text:s text:c="2"/>System.out.println("100 colocado no ultima posi");</text:p>
      <text:p text:style-name="P10"><text:s text:c="2"/>System.out.println("");</text:p>
      <text:p text:style-name="P10"><text:s text:c="2"/>listaEx.imprime();</text:p>
      <text:p text:style-name="P10"><text:s text:c="2"/>System.out.println("");</text:p>
      <text:p text:style-name="P10"><text:s text:c="2"/>System.out.println("Removido=="+ <text:s/>listaEx.removeFIm());</text:p>
      <text:p text:style-name="P10"><text:s text:c="2"/>System.out.println("");</text:p>
      <text:p text:style-name="P10"><text:s text:c="2"/>listaEx.imprime();</text:p>
      <text:p text:style-name="P10"><text:s text:c="2"/>System.out.println("");</text:p>
      <text:p text:style-name="P10"><text:soft-page-break/><text:s text:c="2"/>System.out.println("procurar 9=="+ <text:s/>listaEx.contem(9));</text:p>
      <text:p text:style-name="P10"><text:s text:c="4"/>}</text:p>
      <text:p text:style-name="P10"/>
      <text:p text:style-name="P10"><text:s text:c="4"/>/*</text:p>
      <text:p text:style-name="P10"><text:s text:c="6"/>Resultado do teste ::</text:p>
      <text:p text:style-name="P10"/>
      <text:p text:style-name="P10"><text:s text:c="4"/>9 8 7 6 5 4 3 2 1</text:p>
      <text:p text:style-name="P10"><text:s text:c="4"/>100 colocado no ultima posi</text:p>
      <text:p text:style-name="P10"/>
      <text:p text:style-name="P10"><text:s text:c="4"/>9 8 7 6 5 4 3 2 1 100</text:p>
      <text:p text:style-name="P10"><text:s text:c="4"/>Removido==100</text:p>
      <text:p text:style-name="P10"/>
      <text:p text:style-name="P10"><text:s text:c="4"/>9 8 7 6 5 4 3 2 1</text:p>
      <text:p text:style-name="P10"><text:s text:c="4"/>procurar 9==true</text:p>
      <text:p text:style-name="P10"/>
      <text:p text:style-name="P10"/>
      <text:p text:style-name="P10"/>
      <text:p text:style-name="P10"><text:s text:c="5"/>*/</text:p>
      <text:p text:style-name="P10">}</text:p>
      <text:p text:style-name="P5"/>
      <text:p text:style-name="P9"><text:span text:style-name="T5">Nao </text:span>obrigatório</text:p>
      <text:p text:style-name="P9"/>
      <text:p text:style-name="P9"/>
      <text:p text:style-name="P9">1 – Crie na CLista o método void InsereAntesDe(Object ElementoAInserir,Object Elemento) que insere o ElementoAInserir na posição anterior ao Elemento passado por parâmetro.</text:p>
      <text:p text:style-name="P14"/>
      <text:p text:style-name="P15">/* programa feito por Eric Azevedo <text:span text:style-name="T5">de Oliveira</text:span>*/</text:p>
      <text:p text:style-name="P16">public void InsereAntes(Object elementoAIserir, Object elemento){</text:p>
      <text:p text:style-name="P17"><text:s text:c="4"/>boolean parar=false;</text:p>
      <text:p text:style-name="P17"><text:s text:c="4"/>if(haveNN(elemento)){</text:p>
      <text:p text:style-name="P17"><text:s text:c="6"/>Celula tpm = primeiro;</text:p>
      <text:p text:style-name="P17"><text:s text:c="6"/>if(primeiro.proximoElemento.elemento.<text:span text:style-name="T7">equals(</text:span>elemento<text:span text:style-name="T7">)</text:span>){</text:p>
      <text:p text:style-name="P17"><text:s text:c="8"/>tpm=null;</text:p>
      <text:p text:style-name="P17"><text:s text:c="8"/>inserirInicio(elemento);</text:p>
      <text:p text:style-name="P17"><text:s text:c="6"/>}</text:p>
      <text:p text:style-name="P17"><text:s text:c="6"/>else{</text:p>
      <text:p text:style-name="P17"><text:s text:c="6"/>Celula pegarPosicaoAntes <text:s/>= primeiro;</text:p>
      <text:p text:style-name="P17"><text:s text:c="6"/>Celula <text:s/>pegarPosicaoDepois = primeiro.proximoElemento;</text:p>
      <text:p text:style-name="P17"><text:s text:c="6"/>for(;pegarPosicaoDepois != null &amp;&amp; !parar; pegarPosicaoAntes=pegarPosicaoAntes.proximoElemento){</text:p>
      <text:p text:style-name="P17"><text:s text:c="9"/>pegarPosicaoDepois <text:s/>= pegarPosicaoDepois.proximoElemento;</text:p>
      <text:p text:style-name="P17"><text:s text:c="9"/>if(elemento.<text:span text:style-name="T6">equals(</text:span>pegarPosicaoDepois.elemento<text:span text:style-name="T6">)</text:span>){</text:p>
      <text:p text:style-name="P17"><text:s text:c="11"/>parar=true;</text:p>
      <text:p text:style-name="P17"><text:s text:c="9"/>}</text:p>
      <text:p text:style-name="P17"><text:s text:c="6"/>}</text:p>
      <text:p text:style-name="P17"><text:s text:c="6"/>Celula temporaria= new Celula(elementoAIserir);</text:p>
      <text:p text:style-name="P18"><text:s text:c="6"/>temporaria.proximoElemento=pegarPosicaoDepois;<text:tab/></text:p>
      <text:p text:style-name="P17"><text:s text:c="6"/>pegarPosicaoAntes.proximoElemento=temporaria;</text:p>
      <text:p text:style-name="P17"><text:s text:c="6"/>temporaria=null;</text:p>
      <text:p text:style-name="P17"><text:s text:c="6"/>pegarPosicaoDepois=null;</text:p>
      <text:p text:style-name="P17"><text:s text:c="6"/>pegarPosicaoAntes=null;</text:p>
      <text:p text:style-name="P17"/>
      <text:p text:style-name="P17"><text:s text:c="4"/>}</text:p>
      <text:p text:style-name="P17"><text:s text:c="2"/>}</text:p>
      <text:p text:style-name="P17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7T13:41:28.630861700</meta:creation-date>
    <dc:date>2021-05-28T15:38:44.184628720</dc:date>
    <meta:editing-duration>PT2H50M3S</meta:editing-duration>
    <meta:editing-cycles>16</meta:editing-cycles>
    <meta:generator>LibreOffice/6.4.7.2$Linux_X86_64 LibreOffice_project/40$Build-2</meta:generator>
    <meta:document-statistic meta:table-count="0" meta:image-count="0" meta:object-count="0" meta:page-count="11" meta:paragraph-count="592" meta:word-count="1705" meta:character-count="19367" meta:non-whitespace-character-count="15512"/>
  </office:meta>
</office:document-meta>
</file>